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fill-color="#cccccc"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svg:stroke-color="#000000" draw:fill="solid" draw:fill-color="#cccccc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><text:span text:style-name="T3">passwords of </text:span><text:span text:style-name="T3"><text:line-break/></text:span><text:span text:style-name="T3">length up to </text:span><text:span text:style-name="T3"><text:line-break/></text:span><text:span text:style-name="T4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1.43cm" svg:y="1.651cm">
          <text:p text:style-name="P1"><text:span text:style-name="T3">pws of letters &amp;</text:span><text:span text:style-name="T3"><text:line-break/></text:span><text:span text:style-name="T3">numbers with</text:span><text:span text:style-name="T3"><text:line-break/></text:span><text:span text:style-name="T3">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.778cm" svg:x="2.921cm" svg:y="1.27cm">
          <text:p text:style-name="P1"><text:span text:style-name="T3">English words of 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.16cm" svg:height="2.544cm" draw:transform="skewX (-7.20287516072164E-017) rotate (0.523598775598299) translate (4.026cm 5.461cm)">
          <text:p text:style-name="P1"><text:span text:style-name="T3">Previously cracked pass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41:48.664400346</dc:date>
    <meta:editing-duration>P0D</meta:editing-duration>
    <meta:editing-cycles>1</meta:editing-cycles>
    <meta:generator>LibreOffice/4.2.8.2$Linux_X86_64 LibreOffice_project/420m0$Build-2</meta:generator>
    <meta:document-statistic meta:object-count="6"/>
  </office:meta>
</office:document-meta>
</file>